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3" style:family="table">
      <style:table-properties style:width="7.5035in" fo:margin-left="0.0069in" table:align="left" style:writing-mode="lr-tb"/>
    </style:style>
    <style:style style:name="Table3.A" style:family="table-column">
      <style:table-column-properties style:column-width="2.9188in"/>
    </style:style>
    <style:style style:name="Table3.B" style:family="table-column">
      <style:table-column-properties style:column-width="1.9368in"/>
    </style:style>
    <style:style style:name="Table3.C" style:family="table-column">
      <style:table-column-properties style:column-width="2.6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2" style:family="table">
      <style:table-properties style:width="7.5035in" fo:margin-left="0.0069in" table:align="left" style:writing-mode="lr-tb"/>
    </style:style>
    <style:style style:name="Table12.A" style:family="table-column">
      <style:table-column-properties style:column-width="2.9188in"/>
    </style:style>
    <style:style style:name="Table12.B" style:family="table-column">
      <style:table-column-properties style:column-width="1.9368in"/>
    </style:style>
    <style:style style:name="Table12.C" style:family="table-column">
      <style:table-column-properties style:column-width="2.647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Title">
      <style:paragraph-properties fo:margin-top="0in" fo:margin-bottom="0in" style:contextual-spacing="false"/>
      <style:text-properties officeooo:paragraph-rsid="00d857d9"/>
    </style:style>
    <style:style style:name="P2" style:family="paragraph" style:parent-style-name="Standard">
      <style:paragraph-properties style:snap-to-layout-grid="false"/>
      <style:text-properties officeooo:paragraph-rsid="00d80098"/>
    </style:style>
    <style:style style:name="P3" style:family="paragraph" style:parent-style-name="Standard">
      <style:text-properties fo:color="#0000cc" loext:opacity="100%" style:font-name="Verdana" fo:font-size="9pt" style:text-underline-style="none" style:font-size-asian="9pt" style:font-size-complex="9pt"/>
    </style:style>
    <style:style style:name="P4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7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137b1a5" officeooo:paragraph-rsid="0137b1a5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137b1a5" officeooo:paragraph-rsid="0137b1a5" style:font-size-asian="9pt" style:font-weight-asian="normal" style:font-size-complex="9pt" style:font-weight-complex="normal"/>
    </style:style>
    <style:style style:name="P9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c72a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officeooo:rsid="00c7e5ae" officeooo:paragraph-rsid="00c7e5ae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rsid="013abff9" officeooo:paragraph-rsid="013abff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rsid="013abff9" officeooo:paragraph-rsid="013abff9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2c72ac"/>
    </style:style>
    <style:style style:name="P1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1352e6c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13a14a0" officeooo:paragraph-rsid="013a14a0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13a14a0" officeooo:paragraph-rsid="013a14a0"/>
    </style:style>
    <style:style style:name="P19" style:family="paragraph" style:parent-style-name="Standard">
      <style:paragraph-properties fo:text-align="end" style:justify-single-word="false" style:snap-to-layout-grid="false"/>
      <style:text-properties officeooo:paragraph-rsid="01352e6c"/>
    </style:style>
    <style:style style:name="P20" style:family="paragraph" style:parent-style-name="Standard">
      <style:text-properties fo:color="#000000" loext:opacity="100%" style:font-name="Verdana1" fo:font-size="9pt" officeooo:paragraph-rsid="013abff9" style:font-size-asian="9pt" style:font-size-complex="9pt"/>
    </style:style>
    <style:style style:name="P21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abff9" style:font-size-asian="9pt" style:font-size-complex="9pt"/>
    </style:style>
    <style:style style:name="P22" style:family="paragraph" style:parent-style-name="Standard">
      <style:text-properties fo:font-variant="small-caps" fo:color="#000000" loext:opacity="100%" style:font-name="Verdana1" fo:font-size="9pt" officeooo:paragraph-rsid="013abff9" style:font-size-asian="9pt" style:font-size-complex="9pt"/>
    </style:style>
    <style:style style:name="P2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4658f8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3abff9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3d0939" officeooo:paragraph-rsid="013d0939"/>
    </style:style>
    <style:style style:name="P2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a082f" officeooo:paragraph-rsid="014a082f"/>
    </style:style>
    <style:style style:name="P2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e69b99" style:font-size-asian="10.5pt" style:font-size-complex="10.5pt"/>
    </style:style>
    <style:style style:name="P28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paragraph-rsid="00c4b99f"/>
    </style:style>
    <style:style style:name="P30" style:family="paragraph" style:parent-style-name="Standard">
      <style:paragraph-properties fo:text-align="end" style:justify-single-word="false" style:snap-to-layout-grid="false"/>
      <style:text-properties officeooo:paragraph-rsid="011c981e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rsid="01311ae3" officeooo:paragraph-rsid="012f17d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0798a" officeooo:paragraph-rsid="0140798a"/>
    </style:style>
    <style:style style:name="P33" style:family="paragraph" style:parent-style-name="Standard">
      <style:text-properties fo:color="#000000" loext:opacity="100%" style:font-name="Verdana1" fo:font-size="9pt" officeooo:paragraph-rsid="013f3f46" style:font-size-asian="9pt" style:font-size-complex="9pt"/>
    </style:style>
    <style:style style:name="P34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f3f46" style:font-size-asian="9pt" style:font-size-complex="9pt"/>
    </style:style>
    <style:style style:name="P35" style:family="paragraph" style:parent-style-name="Standard">
      <style:text-properties officeooo:rsid="012f17db" officeooo:paragraph-rsid="013f3f46"/>
    </style:style>
    <style:style style:name="P3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8e861" officeooo:paragraph-rsid="0148e861" style:font-size-asian="9pt" style:font-size-complex="9pt"/>
    </style:style>
    <style:style style:name="P3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3f3f46" style:font-size-asian="9pt" style:font-size-complex="9pt"/>
    </style:style>
    <style:style style:name="P3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40798a" style:font-size-asian="9pt" style:font-size-complex="9pt"/>
    </style:style>
    <style:style style:name="P39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1beae" officeooo:paragraph-rsid="0141beae"/>
    </style:style>
    <style:style style:name="P40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357ed" officeooo:paragraph-rsid="014357ed" style:font-size-asian="9pt" style:font-size-complex="9pt"/>
    </style:style>
    <style:style style:name="P4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513f9" officeooo:paragraph-rsid="014513f9" style:font-size-asian="9pt" style:font-size-complex="9pt"/>
    </style:style>
    <style:style style:name="P4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a949e" officeooo:paragraph-rsid="014a949e" style:font-size-asian="9pt" style:font-size-complex="9pt"/>
    </style:style>
    <style:style style:name="P43" style:family="paragraph" style:parent-style-name="Standard">
      <style:text-properties fo:color="#000000" loext:opacity="100%" style:font-name="Verdana1" fo:font-size="9pt" officeooo:paragraph-rsid="00c4b99f" style:font-size-asian="9pt" style:font-size-complex="9pt"/>
    </style:style>
    <style:style style:name="P44" style:family="paragraph" style:parent-style-name="Standard">
      <style:paragraph-properties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11c981e" style:font-size-asian="9pt" style:font-weight-asian="bold" style:font-size-complex="9pt" style:font-weight-complex="bold"/>
    </style:style>
    <style:style style:name="P47" style:family="paragraph" style:parent-style-name="Standard">
      <style:paragraph-properties style:snap-to-layout-grid="false"/>
      <style:text-properties fo:color="#000000" loext:opacity="100%" style:font-name="Verdana1" fo:font-size="9pt" officeooo:paragraph-rsid="00d21ced" style:font-size-asian="9pt" style:font-size-complex="9pt"/>
    </style:style>
    <style:style style:name="P48" style:family="paragraph" style:parent-style-name="Standard">
      <style:text-properties fo:color="#000000" loext:opacity="100%" style:font-name="Verdana1" fo:font-size="9pt" style:font-size-asian="9pt" style:font-size-complex="9pt"/>
    </style:style>
    <style:style style:name="P49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Verdana1" fo:font-size="9pt" style:font-size-asian="9pt" style:font-size-complex="9pt"/>
    </style:style>
    <style:style style:name="P50" style:family="paragraph" style:parent-style-name="Standard">
      <style:text-properties fo:font-variant="small-caps" fo:color="#000000" loext:opacity="100%" style:font-name="Verdana1" fo:font-size="9pt" style:font-size-asian="9pt" style:font-size-complex="9pt"/>
    </style:style>
    <style:style style:name="P5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3ef2"/>
    </style:style>
    <style:style style:name="P5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02974dd" style:font-size-asian="11pt" style:font-size-complex="11pt"/>
    </style:style>
    <style:style style:name="P5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officeooo:paragraph-rsid="002974dd" style:font-size-asian="9pt" style:font-size-complex="9pt"/>
    </style:style>
    <style:style style:name="P55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6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T1" style:family="text">
      <style:text-properties fo:color="#000000" loext:opacity="100%"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3" style:family="text">
      <style:text-properties fo:color="#000000" loext:opacity="100%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Verdana1" fo:font-size="10pt" style:text-underline-style="none" fo:font-weight="bold" officeooo:rsid="00d80098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Verdana1"/>
    </style:style>
    <style:style style:name="T6" style:family="text">
      <style:text-properties fo:color="#000000" loext:opacity="100%" style:font-name="Verdana1" fo:font-size="10pt" fo:language="en" fo:country="US" fo:font-weight="bold" officeooo:rsid="01333f1c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7" style:family="text">
      <style:text-properties fo:color="#000000" loext:opacity="100%" style:font-name="Verdana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loext:opacity="100%" style:font-name="Verdana1" fo:font-size="10pt" fo:language="en" fo:country="US" fo:font-weight="bold" officeooo:rsid="013359bd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9" style:family="text">
      <style:text-properties fo:color="#000000" loext:opacity="100%" style:font-name="Verdana1" fo:font-size="10pt" fo:font-weight="bold" officeooo:rsid="013359bd" style:font-size-asian="10pt" style:font-weight-asian="bold" style:font-size-complex="10pt" style:font-weight-complex="bold"/>
    </style:style>
    <style:style style:name="T10" style:family="text">
      <style:text-properties officeooo:rsid="0137b1a5"/>
    </style:style>
    <style:style style:name="T11" style:family="text">
      <style:text-properties officeooo:rsid="01383ac9"/>
    </style:style>
    <style:style style:name="T12" style:family="text">
      <style:text-properties officeooo:rsid="00b4f557"/>
    </style:style>
    <style:style style:name="T13" style:family="text">
      <style:text-properties officeooo:rsid="00796f3e"/>
    </style:style>
    <style:style style:name="T14" style:family="text">
      <style:text-properties officeooo:rsid="00640231"/>
    </style:style>
    <style:style style:name="T15" style:family="text">
      <style:text-properties fo:color="#000000" loext:opacity="100%" style:font-name="Verdana1" fo:font-size="9pt" fo:font-weight="normal" officeooo:rsid="011e68a8" style:font-size-asian="9pt" style:font-weight-asian="normal" style:font-size-complex="9pt" style:font-weight-complex="normal"/>
    </style:style>
    <style:style style:name="T16" style:family="text">
      <style:text-properties fo:color="#000000" loext:opacity="100%" style:font-name="Verdana1" fo:font-size="9pt" fo:font-weight="normal" officeooo:rsid="00dbd22b" style:font-size-asian="9pt" style:font-weight-asian="normal" style:font-size-complex="9pt" style:font-weight-complex="normal"/>
    </style:style>
    <style:style style:name="T17" style:family="text">
      <style:text-properties fo:color="#000000" loext:opacity="100%" style:font-name="Verdana1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8" style:family="text">
      <style:text-properties fo:color="#000000" loext:opacity="100%" style:font-name="Verdana1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9" style:family="text">
      <style:text-properties fo:color="#000000" loext:opacity="100%" style:font-name="Verdana1" fo:font-size="9pt" fo:font-weight="bold" officeooo:rsid="00413262" style:font-size-asian="9pt" style:font-weight-asian="bold" style:font-size-complex="9pt" style:font-weight-complex="bold"/>
    </style:style>
    <style:style style:name="T20" style:family="text"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000000" loext:opacity="100%" style:font-name="Verdana1" fo:font-size="9pt" fo:language="en" fo:country="US" fo:font-weight="normal" officeooo:rsid="013a14a0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2" style:family="text">
      <style:text-properties fo:color="#000000" loext:opacity="100%" style:font-name="Verdana1" fo:font-size="9pt" fo:language="en" fo:country="US" fo:font-weight="normal" officeooo:rsid="011dfb8a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3" style:family="text">
      <style:text-properties fo:color="#000000" loext:opacity="100%" style:font-name="Verdana1" fo:font-size="9pt" fo:font-weight="bold" officeooo:rsid="0035d4a3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Verdana1" fo:font-size="9pt" fo:font-weight="bold" officeooo:rsid="01352e6c" style:font-size-asian="9pt" style:font-weight-asian="bold" style:font-size-complex="9pt" style:font-weight-complex="bold"/>
    </style:style>
    <style:style style:name="T25" style:family="text">
      <style:text-properties fo:color="#000000" loext:opacity="100%" style:font-name="Verdana1" fo:font-size="9pt" fo:font-weight="bold" officeooo:rsid="013a14a0" style:font-size-asian="9pt" style:font-weight-asian="bold" style:font-size-complex="9pt" style:font-weight-complex="bold"/>
    </style:style>
    <style:style style:name="T26" style:family="text">
      <style:text-properties fo:font-variant="small-caps" officeooo:rsid="00e48725"/>
    </style:style>
    <style:style style:name="T27" style:family="text">
      <style:text-properties fo:font-variant="small-caps"/>
    </style:style>
    <style:style style:name="T28" style:family="text">
      <style:text-properties fo:color="#000000" loext:opacity="100%" style:font-name="Verdana1" officeooo:rsid="0098a64e"/>
    </style:style>
    <style:style style:name="T29" style:family="text">
      <style:text-properties fo:color="#000000" loext:opacity="100%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30" style:family="text">
      <style:text-properties fo:color="#000000" loext:opacity="100%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31" style:family="text">
      <style:text-properties officeooo:rsid="014513f9"/>
    </style:style>
    <style:style style:name="T32" style:family="text">
      <style:text-properties officeooo:rsid="013d0939"/>
    </style:style>
    <style:style style:name="T33" style:family="text">
      <style:text-properties officeooo:rsid="013bc7ca"/>
    </style:style>
    <style:style style:name="T34" style:family="text">
      <style:text-properties officeooo:rsid="013e73e4"/>
    </style:style>
    <style:style style:name="T35" style:family="text">
      <style:text-properties officeooo:rsid="014658f8"/>
    </style:style>
    <style:style style:name="T36" style:family="text">
      <style:text-properties fo:color="#000000" loext:opacity="100%" style:font-name="Verdana1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7" style:family="text">
      <style:text-properties fo:color="#000000" loext:opacity="100%" style:font-name="Verdana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8" style:family="text">
      <style:text-properties fo:color="#000000" loext:opacity="100%" style:font-name="Verdana1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9" style:family="text">
      <style:text-properties officeooo:rsid="012f17db"/>
    </style:style>
    <style:style style:name="T40" style:family="text">
      <style:text-properties officeooo:rsid="011dfb8a"/>
    </style:style>
    <style:style style:name="T41" style:family="text">
      <style:text-properties fo:color="#000000" loext:opacity="100%" style:font-name="Verdana1" fo:font-size="9pt" fo:language="en" fo:country="US" fo:font-weight="bold" officeooo:rsid="009fd13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2" style:family="text">
      <style:text-properties fo:color="#000000" loext:opacity="100%" style:font-name="Verdana1" fo:font-size="9pt" fo:language="en" fo:country="US" fo:font-weight="bold" officeooo: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3" style:family="text">
      <style:text-properties fo:color="#000000" loext:opacity="100%" style:font-name="Verdana1" fo:font-size="9pt" fo:font-weight="bold" officeooo:rsid="011dfb8a" style:font-size-asian="9pt" style:font-weight-asian="bold" style:font-size-complex="9pt" style:font-weight-complex="bold"/>
    </style:style>
    <style:style style:name="T44" style:family="text">
      <style:text-properties fo:color="#000000" loext:opacity="100%" style:font-name="Verdana1" fo:font-size="9pt" fo:font-weight="bold" officeooo:rsid="014a949e" style:font-size-asian="9pt" style:font-weight-asian="bold" style:font-size-complex="9pt" style:font-weight-complex="bold"/>
    </style:style>
    <style:style style:name="T45" style:family="text">
      <style:text-properties fo:color="#000000" loext:opacity="100%" style:font-name="Verdana1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fo:color="#000000" loext:opacity="100%" style:font-name="Verdana1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7" style:family="text">
      <style:text-properties fo:color="#000000" loext:opacity="100%" style:font-name="Verdana1" fo:font-size="9pt" officeooo:rsid="014658f8" style:font-size-asian="9pt" style:font-size-complex="9pt"/>
    </style:style>
    <style:style style:name="T48" style:family="text">
      <style:text-properties fo:color="#000000" loext:opacity="100%" style:font-name="Verdana1" fo:font-size="9pt" style:font-size-asian="9pt" style:font-size-complex="9pt"/>
    </style:style>
    <style:style style:name="T49" style:family="text">
      <style:text-properties fo:color="#000000" loext:opacity="100%" style:font-name="Verdana1" fo:font-size="9pt" officeooo:rsid="0141beae" style:font-size-asian="9pt" style:font-size-complex="9pt"/>
    </style:style>
    <style:style style:name="T50" style:family="text">
      <style:text-properties fo:font-variant="small-caps" officeooo:rsid="013f3f46"/>
    </style:style>
    <style:style style:name="T51" style:family="text">
      <style:text-properties fo:color="#000000" loext:opacity="100%" style:font-name="Verdana1" fo:language="en" fo:country="US" officeooo:rsid="011f83a9" style:font-name-asian="Times New Roman" style:language-asian="zxx" style:country-asian="none" style:font-name-complex="Times New Roman" style:language-complex="ar" style:country-complex="SA"/>
    </style:style>
    <style:style style:name="T52" style:family="text">
      <style:text-properties fo:color="#000000" loext:opacity="100%" style:font-name="Verdana1" fo:language="en" fo:country="US" officeooo:rsid="013f3f46" style:font-name-asian="Times New Roman" style:language-asian="zxx" style:country-asian="none" style:font-name-complex="Times New Roman" style:language-complex="ar" style:country-complex="SA"/>
    </style:style>
    <style:style style:name="T53" style:family="text">
      <style:text-properties fo:color="#000000" loext:opacity="100%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54" style:family="text">
      <style:text-properties fo:color="#000000" loext:opacity="100%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55" style:family="text">
      <style:text-properties fo:color="#000000" loext:opacity="100%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56" style:family="text">
      <style:text-properties fo:color="#000000" loext:opacity="100%" style:font-name="Verdana1" fo:font-size="9pt" fo:language="en" fo:country="US" fo:font-style="normal" fo:font-weight="bold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57" style:family="text">
      <style:text-properties fo:color="#000000" loext:opacity="100%" style:font-name="Verdana1" fo:font-size="9pt" fo:language="en" fo:country="US" fo:font-style="normal" fo:font-weight="normal" officeooo:rsid="00f53aaf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58" style:family="text">
      <style:text-properties fo:color="#000000" loext:opacity="100%" style:font-name="Verdana1" fo:font-size="9pt" fo:language="en" fo:country="US" fo:font-style="normal" fo:font-weight="normal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59" style:family="text">
      <style:text-properties fo:color="#000000" loext:opacity="100%" style:font-name="Verdana1" fo:font-size="9pt" officeooo:rsid="014357ed" style:font-size-asian="9pt" style:font-size-complex="9pt"/>
    </style:style>
    <style:style style:name="T60" style:family="text">
      <style:text-properties fo:font-weight="normal" officeooo:rsid="011c981e" style:font-weight-asian="normal" style:font-weight-complex="normal"/>
    </style:style>
    <style:style style:name="T61" style:family="text">
      <style:text-properties officeooo:rsid="00d21ced"/>
    </style:style>
    <style:style style:name="T62" style:family="text">
      <style:text-properties officeooo:rsid="00c5a47c"/>
    </style:style>
    <style:style style:name="T63" style:family="text">
      <style:text-properties fo:color="#000000" loext:opacity="100%" style:font-name="Verdana1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4" style:family="text">
      <style:text-properties fo:color="#000000" loext:opacity="100%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5" style:family="text">
      <style:text-properties fo:color="#000000" loext:opacity="100%" style:font-name="Verdana1" fo:font-size="9pt" fo:language="en" fo:country="US" officeooo:rsid="014357e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6" style:family="text">
      <style:text-properties fo:color="#000000" loext:opacity="100%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7" style:family="text">
      <style:text-properties fo:color="#000000" loext:opacity="100%" style:font-name="Verdana1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8" style:family="text">
      <style:text-properties fo:color="#000000" loext:opacity="100%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9" style:family="text">
      <style:text-properties fo:color="#000000" loext:opacity="100%" style:font-name="Verdana1" fo:font-size="9pt" fo:language="en" fo:country="US" officeooo: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0" style:family="text">
      <style:text-properties fo:color="#000000" loext:opacity="100%" style:font-name="Verdana1" fo:font-size="11pt" style:font-size-asian="11pt" style:font-size-complex="11pt"/>
    </style:style>
    <style:style style:name="T71" style:family="text">
      <style:text-properties fo:color="#000000" loext:opacity="100%" style:font-name="Verdana1" fo:font-size="15pt" officeooo:rsid="0094443e" style:font-size-asian="15pt" style:font-size-complex="15pt"/>
    </style:style>
    <style:style style:name="T72" style:family="text">
      <style:text-properties fo:color="#000000" loext:opacity="100%" style:font-name="Verdana1" fo:font-size="9pt" fo:font-weight="normal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Bruce Ingalls</text:span><text:span text:style-name="Internet_20_link"><text:span text:style-name="T2"> <text:s text:c="5"/></text:span></text:span><text:span text:style-name="Internet_20_link"><text:span text:style-name="T3"><text:s text:c="3"/></text:span></text:span><text:span text:style-name="Internet_20_link"><text:span text:style-name="T4">New York, NY</text:span></text:span><text:span text:style-name="T5"><text:line-break/></text:span><text:span text:style-name="T6">Full Stack</text:span><text:span text:style-name="T7"> </text:span><text:span text:style-name="T8">Developer</text:span><text:span text:style-name="T7"> of 10+ </text:span><text:span text:style-name="T9">Y</text:span><text:span text:style-name="T7">ears</text:span></text:p>
          </table:table-cell>
          <table:table-cell table:style-name="Table1.B1" office:value-type="string">
            <text:p text:style-name="P2"><text:a xlink:type="simple" xlink:href="mailto:bruce.ingalls@gmail.com" text:style-name="Internet_20_link" text:visited-style-name="Visited_20_Internet_20_Link"><text:span text:style-name="Internet_20_link">bruce . ingalls (at) gmail</text:span></text:a></text:p>
            <text:p text:style-name="P3">https://bingalls.github.io</text:p>
          </table:table-cell>
        </table:table-row>
      </table:table>
      <text:h text:style-name="P4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Languages</text:p>
          </table:table-cell>
          <table:table-cell table:style-name="Table8.B1" office:value-type="string">
            <text:p text:style-name="P6">JavaScrip<text:span text:style-name="T10">t, </text:span>PHP/<text:span text:style-name="T11">Laravel</text:span>, <text:span text:style-name="T12">S</text:span><text:span text:style-name="T10">QL</text:span><text:span text:style-name="T12">, TypeScript</text:span></text:p>
          </table:table-cell>
        </table:table-row>
        <table:table-row table:style-name="Table8.1">
          <table:table-cell table:style-name="Table8.A1" office:value-type="string">
            <text:p text:style-name="P7">DevOps</text:p>
          </table:table-cell>
          <table:table-cell table:style-name="Table8.B1" office:value-type="string">
            <text:p text:style-name="P8">Amazon AWS, DBA, Linux system admin, Git</text:p>
          </table:table-cell>
        </table:table-row>
        <table:table-row table:style-name="Table8.1">
          <table:table-cell table:style-name="Table8.A3" office:value-type="string">
            <text:p text:style-name="P7">Full Stack</text:p>
          </table:table-cell>
          <table:table-cell table:style-name="Table8.B3" office:value-type="string">
            <text:p text:style-name="P8">SDLC: analysis; design; code; test; deploy</text:p>
          </table:table-cell>
        </table:table-row>
      </table:table>
      <text:h text:style-name="P9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Architecture</text:p>
          </table:table-cell>
          <table:table-cell table:style-name="Table5.B1" office:value-type="string">
            <text:p text:style-name="P11"><text:span text:style-name="T13">Reactive </text:span>Single Page App, scale<text:span text:style-name="T13">d to</text:span> update in second<text:span text:style-name="T14">s</text:span></text:p>
          </table:table-cell>
        </table:table-row>
        <table:table-row table:style-name="Table5.1">
          <table:table-cell table:style-name="Table5.A1" office:value-type="string">
            <text:p text:style-name="P10">Back End</text:p>
          </table:table-cell>
          <table:table-cell table:style-name="Table5.B1" office:value-type="string">
            <text:p text:style-name="P12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3">Biz Process</text:p>
          </table:table-cell>
          <table:table-cell table:style-name="Table5.B3" office:value-type="string">
            <text:p text:style-name="P14">Guide team to agile; git flow; test plans</text:p>
          </table:table-cell>
        </table:table-row>
        <table:table-row table:style-name="Table5.1">
          <table:table-cell table:style-name="Table5.A1" office:value-type="string">
            <text:p text:style-name="P10">Open Source</text:p>
          </table:table-cell>
          <table:table-cell table:style-name="Table5.B1" office:value-type="string">
            <text:p text:style-name="P15"><text:span text:style-name="T15">Ubuntu's </text:span><text:span text:style-name="T16">JDK; </text:span><text:span text:style-name="T17">G</text:span><text:span text:style-name="T18">NU</text:span><text:span text:style-name="T17"> contrib</text:span><text:span text:style-name="T18">utor</text:span><text:span text:style-name="T17">; </text:span><text:span text:style-name="T18">Log4PHP driver</text:span></text:p>
          </table:table-cell>
        </table:table-row>
      </table:table>
      <text:h text:style-name="P16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Hotwire Communications</text:p>
          </table:table-cell>
          <table:table-cell table:style-name="Table3.A1" office:value-type="string">
            <text:p text:style-name="P18"><text:span text:style-name="T19">F</text:span><text:span text:style-name="T20">ort Lauderdale, FL</text:span></text:p>
          </table:table-cell>
          <table:table-cell table:style-name="Table3.A1" office:value-type="string">
            <text:p text:style-name="P19"><text:span text:style-name="T21">3</text:span><text:span text:style-name="T22"> year</text:span><text:span text:style-name="T21">s</text:span><text:span text:style-name="T22"> </text:span><text:span text:style-name="T23">20</text:span><text:span text:style-name="T24">2</text:span><text:span text:style-name="T25">2 - 2025</text:span></text:p>
          </table:table-cell>
        </table:table-row>
      </table:table>
      <text:p text:style-name="P20"><text:span text:style-name="T26">E</text:span><text:span text:style-name="T27">nvironment</text:span></text:p>
      <text:p text:style-name="P21"><text:span text:style-name="T28">Laravel PHP, </text:span><text:span text:style-name="T29">B</text:span><text:span text:style-name="T30">ootstrap</text:span></text:p>
      <text:p text:style-name="P22">Experience</text:p>
      <text:p text:style-name="P23">Created quality &amp; testing workflows for ISP internet &amp; TV provider billing site</text:p>
      <text:p text:style-name="P24"><text:span text:style-name="T31">Overhauled </text:span><text:span text:style-name="T32">home page</text:span><text:span text:style-name="T33"> User eXperience </text:span><text:span text:style-name="T31">beyond</text:span><text:span text:style-name="T32"> </text:span><text:span text:style-name="T34">5</text:span><text:span text:style-name="T32">x speedup;</text:span><text:span text:style-name="T31"> asynchronously loaded </text:span><text:span text:style-name="T35">each </text:span><text:span text:style-name="T31">page block</text:span></text:p>
      <text:p text:style-name="P25"><text:span text:style-name="T36">Created strategy to upgrade</text:span><text:span text:style-name="T37"> API </text:span><text:span text:style-name="T36">that </text:span><text:span text:style-name="T38">vex</text:span><text:span text:style-name="T36">ed</text:span><text:span text:style-name="T38"> company for years. Improved security as a side-effect</text:span></text:p>
      <text:p text:style-name="P26"><text:span text:style-name="T38">C</text:span><text:span text:style-name="T37">onverted PDF to CSS that stumped the rest of the team</text:span></text:p>
      <text:p text:style-name="P27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8"><text:span text:style-name="T39">Ingalls </text:span>C<text:span text:style-name="T40">onsulting</text:span><text:span text:style-name="T39"> Co</text:span></text:p>
          </table:table-cell>
          <table:table-cell table:style-name="Table12.A1" office:value-type="string">
            <text:p text:style-name="P29"><text:span text:style-name="T41">N</text:span><text:span text:style-name="T42">ew York</text:span><text:span text:style-name="T19">, NY</text:span></text:p>
          </table:table-cell>
          <table:table-cell table:style-name="Table12.A1" office:value-type="string">
            <text:p text:style-name="P30"><text:span text:style-name="T21">8</text:span><text:span text:style-name="T22"> years </text:span><text:span text:style-name="T23">201</text:span><text:span text:style-name="T43">2 - 20</text:span><text:span text:style-name="T25">2</text:span><text:span text:style-name="T44">1</text:span></text:p>
          </table:table-cell>
        </table:table-row>
      </table:table>
      <text:p text:style-name="P31"><text:span text:style-name="T37">Clients: </text:span><text:span text:style-name="T45">Pearson, Consumer Reports, Helix; </text:span><text:span text:style-name="T46">Exenta, Purveyor, Play Sports Live</text:span></text:p>
      <text:p text:style-name="P32"><text:span text:style-name="T47">Worked in </text:span><text:span text:style-name="T48">E-commerce, </text:span><text:span text:style-name="T47">Finance, </text:span><text:span text:style-name="T48">Media </text:span><text:span text:style-name="T47">&amp;</text:span><text:span text:style-name="T48"> </text:span><text:span text:style-name="T49">Product Lifecycle Management</text:span><text:span text:style-name="T48"> </text:span><text:span text:style-name="T47">verticals</text:span></text:p>
      <text:p text:style-name="P33"><text:span text:style-name="T26">E</text:span><text:span text:style-name="T27">nvironment</text:span><text:span text:style-name="T50">s</text:span></text:p>
      <text:p text:style-name="P34"><text:span text:style-name="T28">Laravel/PHP, </text:span><text:span text:style-name="T51">AWS, </text:span><text:span text:style-name="T52">React, Vue, Ionic, MeteorJS, MongoDB, Docker</text:span></text:p>
      <text:p text:style-name="P35"/>
      <text:p text:style-name="P36">Led small teams using Agile Process, setting up Redmine ticketing.</text:p>
      <text:p text:style-name="P37">Made releases more reliable with git-flow, setting up staging deployments, Continuous Integration, etc.</text:p>
      <text:p text:style-name="P38">Optimized speed on both front &amp; back end, including Webpack; Redis &amp; Varnish caching</text:p>
      <text:p text:style-name="P39"><text:span text:style-name="T48">Beyond CI/CD, I </text:span><text:span text:style-name="T53">t</text:span><text:span text:style-name="T54">ripl</text:span><text:span text:style-name="T55">e</text:span><text:span text:style-name="T56">d</text:span><text:span text:style-name="T53"> testing </text:span><text:span text:style-name="T54">speeds</text:span><text:span text:style-name="T57">, </text:span><text:span text:style-name="T58">ensuring compliance</text:span></text:p>
      <text:p text:style-name="P39"><text:span text:style-name="T48">Injected Quality into legacy code </text:span><text:span text:style-name="T59">that wasn’t instrumented for testing.</text:span></text:p>
      <text:p text:style-name="P40">Delivered online game with snappy UX on tight schedule</text:p>
      <text:p text:style-name="P41">Lectures on computer security</text:p>
      <text:p text:style-name="P42">Rapid onboarding with Docker &amp; documentation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4">Cantor Fitzgerald</text:p>
          </table:table-cell>
          <table:table-cell table:style-name="Table6.A1" office:value-type="string">
            <text:p text:style-name="P45">New York, NY</text:p>
          </table:table-cell>
          <table:table-cell table:style-name="Table6.A1" office:value-type="string">
            <text:p text:style-name="P46"><text:span text:style-name="T60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47"><text:span text:style-name="T61">Developer: E-c</text:span>ommerce<text:span text:style-name="T62"> website</text:span></text:p>
          </table:table-cell>
          <table:covered-table-cell/>
          <table:covered-table-cell/>
        </table:table-row>
      </table:table>
      <text:p text:style-name="P48">E<text:span text:style-name="T27">nvironment</text:span></text:p>
      <text:p text:style-name="P49">PHP, jQuery, Web Services</text:p>
      <text:p text:style-name="P50">Experience</text:p>
      <text:p text:style-name="P51"><text:span text:style-name="T63">M</text:span><text:span text:style-name="T64">odernize</text:span><text:span text:style-name="T63">d</text:span><text:span text:style-name="T64"> </text:span><text:span text:style-name="T63">legacy</text:span><text:span text:style-name="T64"> food deliver</text:span><text:span text:style-name="T63">y site including PCI/DSS compliance</text:span></text:p>
      <text:p text:style-name="P51"><text:span text:style-name="T63">My</text:span><text:span text:style-name="T65"> early adoption of a</text:span><text:span text:style-name="T66"> </text:span><text:span text:style-name="T67">CSS framework</text:span><text:span text:style-name="T65"> </text:span><text:span text:style-name="T63">later</text:span><text:span text:style-name="T65"> enabled</text:span><text:span text:style-name="T66"> responsive redesign. </text:span></text:p>
      <text:p text:style-name="P51"><text:span text:style-name="T64">D</text:span><text:span text:style-name="T66">atabase</text:span><text:span text:style-name="T68"> </text:span><text:span text:style-name="T63">optimization</text:span><text:span text:style-name="T66">. </text:span><text:span text:style-name="T69">Call</text:span><text:span text:style-name="T66">ed </text:span><text:span text:style-name="T67">ReST API</text:span><text:span text:style-name="T66">s</text:span><text:span text:style-name="T64">:</text:span><text:span text:style-name="T66"> Authorize</text:span><text:span text:style-name="T64">.net</text:span><text:span text:style-name="T66">, StrikeIron</text:span><text:span text:style-name="T64">,</text:span><text:span text:style-name="T66"> </text:span><text:span text:style-name="T64">Noaa </text:span><text:span text:style-name="T66">weather.</text:span></text:p>
      <text:h text:style-name="P52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3">Rochester Institute Of Technology</text:p>
          </table:table-cell>
          <table:table-cell table:style-name="Table2.B1" office:value-type="string">
            <text:p text:style-name="P54">Computer Science</text:p>
          </table:table-cell>
          <table:table-cell table:style-name="Table2.C1" office:value-type="string">
            <text:p text:style-name="P55">Rochester, NY</text:p>
          </table:table-cell>
        </table:table-row>
        <table:table-row table:style-name="Table2.1">
          <table:table-cell table:style-name="Table2.A2" office:value-type="string">
            <text:p text:style-name="P53">State University Of New Paltz</text:p>
          </table:table-cell>
          <table:table-cell table:style-name="Table2.B1" office:value-type="string">
            <text:p text:style-name="P54">B.S. Electrical Engineering</text:p>
          </table:table-cell>
          <table:table-cell table:style-name="Table2.C1" office:value-type="string">
            <text:p text:style-name="P55">New Paltz, NY</text:p>
          </table:table-cell>
        </table:table-row>
      </table:table>
      <text:h text:style-name="P56" text:outline-level="2"><text:bookmark-start text:name="__DdeLink__430_678728385"/><text:span text:style-name="T70">OTHER</text:span><text:bookmark-end text:name="__DdeLink__430_678728385"/><text:span text:style-name="T71"><text:tab/></text:span><text:span text:style-name="T72">Fluent in German and French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uce Ingalls</dc:title>
    <meta:initial-creator>temp</meta:initial-creator>
    <meta:creation-date>2008-10-27T18:05:00</meta:creation-date>
    <dc:date>2025-01-23T17:16:54.323355011</dc:date>
    <meta:editing-cycles>364</meta:editing-cycles>
    <meta:editing-duration>P2DT9H44M45S</meta:editing-duration>
    <meta:generator>LibreOffice/24.8.4.2$MacOSX_AARCH64 LibreOffice_project/bb3cfa12c7b1bf994ecc5649a80400d06cd71002</meta:generator>
    <meta:print-date>2010-09-06T09:55:48.95</meta:print-date>
    <meta:document-statistic meta:table-count="7" meta:image-count="0" meta:object-count="0" meta:page-count="1" meta:paragraph-count="63" meta:word-count="330" meta:character-count="2254" meta:non-whitespace-character-count="1978"/>
    <meta:user-defined meta:name="Info 1"/>
    <meta:user-defined meta:name="Info 2"/>
    <meta:user-defined meta:name="Info 3"/>
    <meta:user-defined meta:name="Info 4"/>
  </office:meta>
</office:document-meta>
</file>